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983e" officeooo:paragraph-rsid="001a983e"/>
    </style:style>
    <style:style style:name="P2" style:family="paragraph" style:parent-style-name="Standard">
      <style:text-properties officeooo:rsid="001af563" officeooo:paragraph-rsid="001af563"/>
    </style:style>
    <style:style style:name="P3" style:family="paragraph" style:parent-style-name="Standard">
      <style:text-properties officeooo:rsid="001c79f3" officeooo:paragraph-rsid="001c79f3"/>
    </style:style>
    <style:style style:name="P4" style:family="paragraph" style:parent-style-name="Standard">
      <style:text-properties officeooo:paragraph-rsid="001e66c4"/>
    </style:style>
    <style:style style:name="P5" style:family="paragraph" style:parent-style-name="Table_20_Contents">
      <style:text-properties officeooo:rsid="001a983e" officeooo:paragraph-rsid="001a983e"/>
    </style:style>
    <style:style style:name="T1" style:family="text">
      <style:text-properties officeooo:rsid="001af563"/>
    </style:style>
    <style:style style:name="T2" style:family="text">
      <style:text-properties fo:color="#000000" style:font-name="Calibri" fo:font-size="10pt" fo:language="en" fo:country="none" style:font-size-asian="10pt"/>
    </style:style>
    <style:style style:name="T3" style:family="text">
      <style:text-properties officeooo:rsid="001c79f3"/>
    </style:style>
    <style:style style:name="T4" style:family="text">
      <style:text-properties officeooo:rsid="001e66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Game Programming II</text:p>
      <text:p text:style-name="P1">Lab 11</text:p>
      <text:p text:style-name="P1"/>
      <text:p text:style-name="P1">Introduction</text:p>
      <text:p text:style-name="P1"/>
      <text:p text:style-name="P2">We are guided through the process of adding rim lighting effects to a shader that we are then asked to combine with the other lighting combinations <text:span text:style-name="T3">on our own. After that, we tackle some simple threading issues that are discussed in class and then are asked to create a new script that will </text:span></text:p>
      <text:p text:style-name="P1"/>
      <text:p text:style-name="P1">Methods</text:p>
      <text:p text:style-name="P1"/>
      <text:p text:style-name="P4"><text:span text:style-name="T1">We start with a shader template for the work we are asked from that includes everything we've covered up until this point: ambient, lambert (diffused), and specular lighting and combines all of them into a final light equation. All variables are already set in place for these lighting effects as well as rimColor and rimPower. We are then stepped through the process of calculating the rim lighting. This is essentially the partial outline glow from a lighting source from the player's perspective. For this reason, when we are calculating for the rim, we use the dot product of camera's view direction and the fragment's normal. The max between the rim float variable we are asked to find and 0 is applied with the new function saturate(actualRim). Zero will be applied to the portions that are less fully visible. We then subtract this from 1 because that's the portion we want. This becomes our actualRim value. If the light is hitting this portion, then it will get an afterglow effect with it's own color tint. At this point, the actual rim lighting equation looks like a mash up of specular coloring and diffuse lighting. We find the saturated dot product of the fragment normal and the light direction (like specular), then multiply it by the attenuation, light color, and rim color (similar, though not identical to diffuse), and finally multiplied by the actualRim taken to the power of the rimPower. </text:span></text:p>
      <text:p text:style-name="P4"/>
      <text:p text:style-name="P4"><text:span text:style-name="T1">A lot of Bothans died to process this for us. The specular portion is needed to work out the portion that has the light shining on the rim, the diffuse portion adds the lighting, and the powered actual rim at the end was explained earlier. </text:span></text:p>
      <text:p text:style-name="P4"/>
      <text:p text:style-name="P4"><text:span text:style-name="T1">Finally, it's easy enough to add to what we already have by...adding it alongside the ambient, diffuse, and specular lighting sections. Convert it to a float3 either explicitly or implicitly and have fun. </text:span></text:p>
      <text:p text:style-name="P2"/>
      <text:p text:style-name="P3">The threading is relatively simple by comparison—at least after all the math and theory. <text:s/>We are guided through the process of creating some running functions. <text:span text:style-name="T4">These functions will print off the which thread is currently running and a public variable that will be modified by either of our display functions. We then Instantiate two thread delegates to house these functions, create the threads and run them. Each thread will often, though unpredictably, print out the variable value of the other function during runtime. Sometimes, it will be right. <text:s/>We can't be certain with shared values using the proper information unless we are locking the value. After being given a simple function that locks the entire class during the runtime of the code in curly brackets, we get the values we want during the appropriate function runs. <text:s/>We are also told to create cutoff function with a 10 second timer and told the outcome—reasons follow in the questions. After this we are asked to create a simple script like what we have already created in class to show some of the zaniness of threading.</text:span></text:p>
      <text:p text:style-name="P1"/>
      <text:p text:style-name="P1">Conclusions</text:p>
      <text:p text:style-name="P2">The lighting makes sense to just add it alongside the section for lambert, specular and the like. The saturate makes the process easier to remember than running through the whole “max” part of the <text:soft-page-break/>equation. The threading makes enough sense when given some context to the memory and component issues we discussed in class in addition to general logic constructs for programming. It still trows me sometimes though.</text:p>
      <text:p text:style-name="P1"/>
      <text:p text:style-name="P2">Questions</text:p>
      <text:p text:style-name="P2"><text:span text:style-name="T2">Why does Display Thread 2 and Thread 2 Output --&gt; Hello Thread 2 display once after Display Thread 1 and Thread 1 Output --&gt; Hello Thread 1?</text:span></text:p>
      <text:p text:style-name="P2"/>
      <text:p text:style-name="P1">The reason is that the lock keeps being given to thread 1 during the 10 second runtime, but <text:span text:style-name="T1">the instance</text:span> of thread 2 is still waiting in<text:span text:style-name="T1">side the while loop</text:span> and needs to finish running <text:span text:style-name="T1">to see the flag cutoff and terminate.</text:span></text:p>
      <text:p text:style-name="P1"/>
      <text:p text:style-name="P1">Output for OYO</text:p>
      <table:table table:name="Table1" table:style-name="Table1">
        <table:table-column table:style-name="Table1.A" table:number-columns-repeated="6"/>
        <table:table-row>
          <table:table-cell table:style-name="Table1.A1" office:value-type="string">
            <text:p text:style-name="P5">Most common</text:p>
          </table:table-cell>
          <table:table-cell table:style-name="Table1.A1" office:value-type="string">
            <text:p text:style-name="P5">Also common</text:p>
          </table:table-cell>
          <table:table-cell table:style-name="Table1.A1" office:value-type="string">
            <text:p text:style-name="P5">Less likely...</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F1" office:value-type="string">
            <text:p text:style-name="Table_20_Contents"/>
          </table:table-cell>
        </table:table-row>
        <table:table-row>
          <table:table-cell table:style-name="Table1.A2" office:value-type="string">
            <text:p text:style-name="P1">X</text:p>
            <text:p text:style-name="P1">Y</text:p>
            <text:p text:style-name="P1">Done</text:p>
            <text:p text:style-name="P1">Done</text:p>
            <text:p text:style-name="P1">X</text:p>
            <text:p text:style-name="P1">Y</text:p>
            <text:p text:style-name="P1">X</text:p>
            <text:p text:style-name="P1">Y</text:p>
            <text:p text:style-name="P1">X</text:p>
            <text:p text:style-name="P1">Y</text:p>
            <text:p text:style-name="P1">X</text:p>
            <text:p text:style-name="P1">Y</text:p>
            <text:p text:style-name="P1">X</text:p>
            <text:p text:style-name="P1">Y</text:p>
            <text:p text:style-name="P1">X</text:p>
            <text:p text:style-name="P1">Y</text:p>
            <text:p text:style-name="P1">X</text:p>
            <text:p text:style-name="P1">Y</text:p>
            <text:p text:style-name="P1">X</text:p>
            <text:p text:style-name="P1">Y</text:p>
            <text:p text:style-name="P1">X</text:p>
            <text:p text:style-name="P1">Y</text:p>
          </table:table-cell>
          <table:table-cell table:style-name="Table1.A2" office:value-type="string">
            <text:p text:style-name="P5">Y</text:p>
            <text:p text:style-name="P5">X</text:p>
            <text:p text:style-name="P5">Done</text:p>
            <text:p text:style-name="P5">Done</text:p>
            <text:p text:style-name="P5">Y</text:p>
            <text:p text:style-name="P5">X</text:p>
            <text:p text:style-name="P5">Y</text:p>
            <text:p text:style-name="P5">X</text:p>
            <text:p text:style-name="P5">Y</text:p>
            <text:p text:style-name="P5">X</text:p>
            <text:p text:style-name="P5">Y</text:p>
            <text:p text:style-name="P5">X</text:p>
            <text:p text:style-name="P5">Y</text:p>
            <text:p text:style-name="P5">X</text:p>
            <text:p text:style-name="P5">Y</text:p>
            <text:p text:style-name="P5">X</text:p>
            <text:p text:style-name="P5">Y</text:p>
            <text:p text:style-name="P5">X</text:p>
            <text:p text:style-name="P5">Y</text:p>
            <text:p text:style-name="P5">X</text:p>
            <text:p text:style-name="P5">Y</text:p>
            <text:p text:style-name="P5">X</text:p>
          </table:table-cell>
          <table:table-cell table:style-name="Table1.A2" office:value-type="string">
            <text:p text:style-name="P5">X</text:p>
            <text:p text:style-name="P5">X</text:p>
            <text:p text:style-name="P5">X</text:p>
            <text:p text:style-name="P5">X</text:p>
            <text:p text:style-name="P5">Y</text:p>
            <text:p text:style-name="P5">Y</text:p>
            <text:p text:style-name="P5">Y</text:p>
            <text:p text:style-name="P5">Done</text:p>
            <text:p text:style-name="P5">X</text:p>
            <text:p text:style-name="P5">Done</text:p>
            <text:p text:style-name="P5">Y</text:p>
            <text:p text:style-name="P5">X</text:p>
            <text:p text:style-name="P5">Y</text:p>
            <text:p text:style-name="P5">X</text:p>
            <text:p text:style-name="P5">Y</text:p>
            <text:p text:style-name="P5">X</text:p>
            <text:p text:style-name="P5">Y</text:p>
            <text:p text:style-name="P5">X</text:p>
            <text:p text:style-name="P5">Y</text:p>
            <text:p text:style-name="P5">X</text:p>
            <text:p text:style-name="P5">Y</text:p>
            <text:p text:style-name="P5">Y</text:p>
          </table:table-cell>
          <table:table-cell table:style-name="Table1.A2" office:value-type="string">
            <text:p text:style-name="P1">X</text:p>
            <text:p text:style-name="P1">Y</text:p>
            <text:p text:style-name="P1">Done</text:p>
            <text:p text:style-name="P1">Done</text:p>
            <text:p text:style-name="P1">X</text:p>
            <text:p text:style-name="P1">X</text:p>
            <text:p text:style-name="P1">X</text:p>
            <text:p text:style-name="P1">Y</text:p>
            <text:p text:style-name="P1">X</text:p>
            <text:p text:style-name="P1">Y</text:p>
            <text:p text:style-name="P1">X</text:p>
            <text:p text:style-name="P1">Y</text:p>
            <text:p text:style-name="P1">X</text:p>
            <text:p text:style-name="P1">Y</text:p>
            <text:p text:style-name="P1">X</text:p>
            <text:p text:style-name="P1">X</text:p>
            <text:p text:style-name="P1">Y</text:p>
            <text:p text:style-name="P1">Y</text:p>
            <text:p text:style-name="P1">X</text:p>
            <text:p text:style-name="P1">Y</text:p>
            <text:p text:style-name="P1">Y</text:p>
            <text:p text:style-name="P1">Y</text:p>
          </table:table-cell>
          <table:table-cell table:style-name="Table1.A2" office:value-type="string">
            <text:p text:style-name="P1">X</text:p>
            <text:p text:style-name="P1">Y</text:p>
            <text:p text:style-name="P1">Done</text:p>
            <text:p text:style-name="P1">Done</text:p>
            <text:p text:style-name="P1">X</text:p>
            <text:p text:style-name="P1">Y</text:p>
            <text:p text:style-name="P1">X</text:p>
            <text:p text:style-name="P1">Y</text:p>
            <text:p text:style-name="P1">X</text:p>
            <text:p text:style-name="P1">Y</text:p>
            <text:p text:style-name="P1">X</text:p>
            <text:p text:style-name="P1">Y</text:p>
            <text:p text:style-name="P1">Y</text:p>
            <text:p text:style-name="P1">Y</text:p>
            <text:p text:style-name="P1">X</text:p>
            <text:p text:style-name="P1">Y</text:p>
            <text:p text:style-name="P1">X</text:p>
            <text:p text:style-name="P1">Y</text:p>
            <text:p text:style-name="P1">X</text:p>
            <text:p text:style-name="P1">Y</text:p>
            <text:p text:style-name="P1">X</text:p>
            <text:p text:style-name="P1">X</text:p>
          </table:table-cell>
          <table:table-cell table:style-name="Table1.F2" office:value-type="string">
            <text:p text:style-name="P5">And so on...</text:p>
          </table:table-cell>
        </table:table-row>
      </table:table>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pre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07:16:33.197000000</meta:creation-date>
    <dc:date>2015-11-18T08:22:29.680000000</dc:date>
    <meta:editing-duration>PT3M5S</meta:editing-duration>
    <meta:editing-cycles>1</meta:editing-cycles>
    <meta:document-statistic meta:table-count="1" meta:image-count="0" meta:object-count="0" meta:page-count="2" meta:paragraph-count="130" meta:word-count="827" meta:character-count="4288" meta:non-whitespace-character-count="3588"/>
    <meta:generator>LibreOffice/4.3.1.2$Windows_x86 LibreOffice_project/958349dc3b25111dbca392fbc281a05559ef6848</meta:generator>
  </office:meta>
</office:document-meta>
</file>